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5pt" style:text-underline-style="none" officeooo:rsid="00305da8" officeooo:paragraph-rsid="003570a8" style:font-size-asian="10.5pt" style:font-size-complex="10.5pt"/>
    </style:style>
    <style:style style:name="P2" style:family="paragraph" style:parent-style-name="Standard">
      <style:paragraph-properties fo:text-align="justify" style:justify-single-word="false"/>
      <style:text-properties style:font-name="sans-serif" fo:font-size="10.5pt" style:text-underline-style="none" officeooo:rsid="002463f6" officeooo:paragraph-rsid="002463f6" style:font-size-asian="10.5pt" style:font-size-complex="10.5pt"/>
    </style:style>
    <style:style style:name="P3" style:family="paragraph" style:parent-style-name="Standard">
      <style:paragraph-properties fo:text-align="justify" style:justify-single-word="false"/>
      <style:text-properties style:font-name="sans-serif" fo:font-size="10.5pt" style:text-underline-style="none" officeooo:rsid="002463f6" officeooo:paragraph-rsid="003570a8" style:font-size-asian="10.5pt" style:font-size-complex="10.5pt"/>
    </style:style>
    <style:style style:name="P4" style:family="paragraph" style:parent-style-name="Standard">
      <style:text-properties style:font-name="sans-serif" fo:font-size="10.5pt" style:text-underline-style="none" officeooo:rsid="003b1bef" officeooo:paragraph-rsid="003b1bef" style:font-size-asian="10.5pt" style:font-size-complex="10.5pt"/>
    </style:style>
    <style:style style:name="P5" style:family="paragraph" style:parent-style-name="Standard">
      <style:paragraph-properties fo:text-align="justify" style:justify-single-word="false"/>
      <style:text-properties style:font-name="sans-serif" fo:font-size="10.5pt" style:text-underline-style="none" officeooo:rsid="003b1bef" officeooo:paragraph-rsid="004384fb" style:font-size-asian="10.5pt" style:font-size-complex="10.5pt"/>
    </style:style>
    <style:style style:name="P6" style:family="paragraph" style:parent-style-name="Standard">
      <style:paragraph-properties fo:text-align="justify" style:justify-single-word="false"/>
      <style:text-properties style:font-name="sans-serif" fo:font-size="10.5pt" style:text-underline-style="none" officeooo:rsid="003e5d6b" officeooo:paragraph-rsid="004384fb" style:font-size-asian="10.5pt" style:font-size-complex="10.5pt"/>
    </style:style>
    <style:style style:name="P7" style:family="paragraph" style:parent-style-name="Standard">
      <style:paragraph-properties fo:text-align="justify" style:justify-single-word="false"/>
      <style:text-properties style:font-name="sans-serif" fo:font-size="10.5pt" style:text-underline-style="none" officeooo:rsid="0019cfec" officeooo:paragraph-rsid="0040ab37" style:font-size-asian="10.5pt" style:font-size-complex="10.5pt"/>
    </style:style>
    <style:style style:name="P8" style:family="paragraph" style:parent-style-name="Standard">
      <style:paragraph-properties fo:text-align="justify" style:justify-single-word="false"/>
      <style:text-properties style:font-name="sans-serif" fo:font-size="10.5pt" style:text-underline-style="none" officeooo:rsid="0019cfec" officeooo:paragraph-rsid="0019cfec" style:font-size-asian="10.5pt" style:font-size-complex="10.5pt"/>
    </style:style>
    <style:style style:name="P9" style:family="paragraph" style:parent-style-name="Standard">
      <style:paragraph-properties fo:text-align="justify" style:justify-single-word="false"/>
      <style:text-properties style:font-name="sans-serif" fo:font-size="10.5pt" style:text-underline-style="none" officeooo:rsid="000b06c7" officeooo:paragraph-rsid="000b06c7" style:font-size-asian="10.5pt" style:font-size-complex="10.5pt"/>
    </style:style>
    <style:style style:name="P10" style:family="paragraph" style:parent-style-name="Standard">
      <style:paragraph-properties fo:text-align="justify" style:justify-single-word="false"/>
      <style:text-properties style:font-name="sans-serif" fo:font-size="10.5pt" style:text-underline-style="none" officeooo:rsid="000b06c7" officeooo:paragraph-rsid="00292f0f" style:font-size-asian="10.5pt" style:font-size-complex="10.5pt"/>
    </style:style>
    <style:style style:name="P11" style:family="paragraph" style:parent-style-name="Standard">
      <style:paragraph-properties fo:text-align="justify" style:justify-single-word="false"/>
      <style:text-properties style:font-name="sans-serif" fo:font-size="10.5pt" style:text-underline-style="none" officeooo:rsid="0041b2ae" officeooo:paragraph-rsid="0041b2ae" style:font-size-asian="10.5pt" style:font-size-complex="10.5pt"/>
    </style:style>
    <style:style style:name="P12" style:family="paragraph" style:parent-style-name="Standard">
      <style:paragraph-properties fo:text-align="justify" style:justify-single-word="false"/>
      <style:text-properties style:font-name="sans-serif" fo:font-size="10.5pt" style:text-underline-style="none" officeooo:rsid="002f26dd" officeooo:paragraph-rsid="004384fb" style:font-size-asian="10.5pt" style:font-size-complex="10.5pt"/>
    </style:style>
    <style:style style:name="P13" style:family="paragraph" style:parent-style-name="Standard">
      <style:paragraph-properties fo:text-align="justify" style:justify-single-word="false"/>
      <style:text-properties style:font-name="sans-serif" fo:font-size="10.5pt" style:text-underline-style="none" officeooo:rsid="002f26dd" officeooo:paragraph-rsid="002f26dd" style:font-size-asian="10.5pt" style:font-size-complex="10.5pt"/>
    </style:style>
    <style:style style:name="P14" style:family="paragraph" style:parent-style-name="Standard">
      <style:paragraph-properties fo:text-align="justify" style:justify-single-word="false"/>
      <style:text-properties style:font-name="sans-serif" fo:font-size="10.5pt" style:text-underline-style="none" officeooo:rsid="00082b2a" officeooo:paragraph-rsid="00064230" style:font-size-asian="10.5pt" style:font-size-complex="10.5pt"/>
    </style:style>
    <style:style style:name="P15" style:family="paragraph" style:parent-style-name="Standard">
      <style:paragraph-properties fo:text-align="justify" style:justify-single-word="false"/>
      <style:text-properties style:font-name="sans-serif" fo:font-size="10.5pt" style:text-underline-style="none" officeooo:rsid="00082b2a" officeooo:paragraph-rsid="002f26dd" style:font-size-asian="10.5pt" style:font-size-complex="10.5pt"/>
    </style:style>
    <style:style style:name="P16" style:family="paragraph" style:parent-style-name="Standard">
      <style:paragraph-properties fo:text-align="justify" style:justify-single-word="false"/>
      <style:text-properties style:font-name="sans-serif" fo:font-size="10.5pt" style:text-underline-style="none" officeooo:rsid="00082b2a" officeooo:paragraph-rsid="000b06c7" style:font-size-asian="10.5pt" style:font-size-complex="10.5pt"/>
    </style:style>
    <style:style style:name="P17" style:family="paragraph" style:parent-style-name="Standard">
      <style:paragraph-properties fo:text-align="justify" style:justify-single-word="false"/>
      <style:text-properties style:font-name="sans-serif" fo:font-size="10.5pt" style:text-underline-style="none" officeooo:rsid="002bb5d5" officeooo:paragraph-rsid="002bb5d5" style:font-size-asian="10.5pt" style:font-size-complex="10.5pt"/>
    </style:style>
    <style:style style:name="P18" style:family="paragraph" style:parent-style-name="Standard">
      <style:paragraph-properties fo:text-align="justify" style:justify-single-word="false"/>
      <style:text-properties style:font-name="sans-serif" fo:font-size="10.5pt" style:text-underline-style="none" officeooo:rsid="002bb5d5" officeooo:paragraph-rsid="002cea49" style:font-size-asian="10.5pt" style:font-size-complex="10.5pt"/>
    </style:style>
    <style:style style:name="P19" style:family="paragraph" style:parent-style-name="Standard">
      <style:paragraph-properties fo:text-align="justify" style:justify-single-word="false"/>
      <style:text-properties style:font-name="sans-serif" fo:font-size="10.5pt" style:text-underline-style="none" officeooo:rsid="000b12d9" officeooo:paragraph-rsid="00292f0f" style:font-size-asian="10.5pt" style:font-size-complex="10.5pt"/>
    </style:style>
    <style:style style:name="P20" style:family="paragraph" style:parent-style-name="Standard">
      <style:paragraph-properties fo:text-align="justify" style:justify-single-word="false"/>
      <style:text-properties style:font-name="sans-serif" fo:font-size="10.5pt" style:text-underline-style="none" officeooo:rsid="000b12d9" officeooo:paragraph-rsid="002e2544" style:font-size-asian="10.5pt" style:font-size-complex="10.5pt"/>
    </style:style>
    <style:style style:name="P21" style:family="paragraph" style:parent-style-name="Standard">
      <style:paragraph-properties fo:text-align="justify" style:justify-single-word="false"/>
      <style:text-properties style:font-name="sans-serif" fo:font-size="10.5pt" style:text-underline-style="none" officeooo:rsid="0037f408" officeooo:paragraph-rsid="0037f408" style:font-size-asian="10.5pt" style:font-size-complex="10.5pt"/>
    </style:style>
    <style:style style:name="P22" style:family="paragraph" style:parent-style-name="Standard">
      <style:paragraph-properties fo:text-align="justify" style:justify-single-word="false"/>
      <style:text-properties style:font-name="sans-serif" fo:font-size="10.5pt" style:text-underline-style="none" officeooo:rsid="00270716" officeooo:paragraph-rsid="00270716" style:font-size-asian="10.5pt" style:font-size-complex="10.5pt"/>
    </style:style>
    <style:style style:name="P23" style:family="paragraph" style:parent-style-name="Standard">
      <style:paragraph-properties fo:text-align="justify" style:justify-single-word="false"/>
      <style:text-properties style:font-name="sans-serif" fo:font-size="10.5pt" style:text-underline-style="none" officeooo:rsid="003570a8" officeooo:paragraph-rsid="003570a8" style:font-size-asian="10.5pt" style:font-size-complex="10.5pt"/>
    </style:style>
    <style:style style:name="P24" style:family="paragraph" style:parent-style-name="Standard">
      <style:paragraph-properties fo:text-align="justify" style:justify-single-word="false"/>
      <style:text-properties style:font-name="sans-serif" fo:font-size="10.5pt" style:text-underline-style="none" officeooo:rsid="0013ca8e" officeooo:paragraph-rsid="0015d38c" style:font-size-asian="10.5pt" style:font-size-complex="10.5pt"/>
    </style:style>
    <style:style style:name="P25" style:family="paragraph" style:parent-style-name="Standard">
      <style:paragraph-properties fo:text-align="justify" style:justify-single-word="false"/>
      <style:text-properties style:font-name="sans-serif" fo:font-size="10.5pt" style:text-underline-style="none" officeooo:rsid="0013ca8e" officeooo:paragraph-rsid="00151370" style:font-size-asian="10.5pt" style:font-size-complex="10.5pt"/>
    </style:style>
    <style:style style:name="P26" style:family="paragraph" style:parent-style-name="Standard">
      <style:paragraph-properties fo:text-align="justify" style:justify-single-word="false"/>
      <style:text-properties style:font-name="sans-serif" fo:font-size="10.5pt" style:text-underline-style="none" officeooo:rsid="0013ca8e" officeooo:paragraph-rsid="0019cfec" style:font-size-asian="10.5pt" style:font-size-complex="10.5pt"/>
    </style:style>
    <style:style style:name="P27" style:family="paragraph" style:parent-style-name="Standard">
      <style:paragraph-properties fo:text-align="justify" style:justify-single-word="false"/>
      <style:text-properties style:font-name="sans-serif" fo:font-size="10.5pt" style:text-underline-style="none" officeooo:rsid="00151370" officeooo:paragraph-rsid="00151370" style:font-size-asian="10.5pt" style:font-size-complex="10.5pt"/>
    </style:style>
    <style:style style:name="P28" style:family="paragraph" style:parent-style-name="Standard">
      <style:paragraph-properties fo:text-align="justify" style:justify-single-word="false"/>
      <style:text-properties style:font-name="sans-serif" fo:font-size="10.5pt" style:text-underline-style="none" officeooo:rsid="0023c2e5" officeooo:paragraph-rsid="0023c2e5" style:font-size-asian="10.5pt" style:font-size-complex="10.5pt"/>
    </style:style>
    <style:style style:name="P29"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2f26dd" officeooo:paragraph-rsid="002f26dd" style:font-size-asian="10.5pt" style:font-size-complex="10.5pt"/>
    </style:style>
    <style:style style:name="P30"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2f41bf" officeooo:paragraph-rsid="002f41bf" style:font-size-asian="10.5pt" style:font-size-complex="10.5pt"/>
    </style:style>
    <style:style style:name="P31"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12d9" officeooo:paragraph-rsid="000b12d9" style:font-size-asian="10.5pt" style:font-size-complex="10.5pt"/>
    </style:style>
    <style:style style:name="P32"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15d38c" officeooo:paragraph-rsid="0015d38c" style:font-size-asian="10.5pt" style:font-size-complex="10.5pt"/>
    </style:style>
    <style:style style:name="P33"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64230" officeooo:paragraph-rsid="00064230" style:font-size-asian="10.5pt" style:font-size-complex="10.5pt"/>
    </style:style>
    <style:style style:name="P34"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64230" officeooo:paragraph-rsid="0015d38c"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b06c7"/>
    </style:style>
    <style:style style:name="T3" style:family="text">
      <style:text-properties style:text-underline-style="solid" style:text-underline-width="auto" style:text-underline-color="font-color" officeooo:rsid="000b12d9"/>
    </style:style>
    <style:style style:name="T4" style:family="text">
      <style:text-properties style:text-underline-style="solid" style:text-underline-width="auto" style:text-underline-color="font-color" officeooo:rsid="0015d38c"/>
    </style:style>
    <style:style style:name="T5" style:family="text">
      <style:text-properties officeooo:rsid="000b12d9"/>
    </style:style>
    <style:style style:name="T6" style:family="text">
      <style:text-properties officeooo:rsid="00151370"/>
    </style:style>
    <style:style style:name="T7" style:family="text">
      <style:text-properties officeooo:rsid="0015d38c"/>
    </style:style>
    <style:style style:name="T8" style:family="text">
      <style:text-properties officeooo:rsid="0016fd98"/>
    </style:style>
    <style:style style:name="T9" style:family="text">
      <style:text-properties officeooo:rsid="00195af2"/>
    </style:style>
    <style:style style:name="T10" style:family="text">
      <style:text-properties officeooo:rsid="001a1080"/>
    </style:style>
    <style:style style:name="T11" style:family="text">
      <style:text-properties officeooo:rsid="001a7d58"/>
    </style:style>
    <style:style style:name="T12" style:family="text">
      <style:text-properties officeooo:rsid="00209825"/>
    </style:style>
    <style:style style:name="T13" style:family="text">
      <style:text-properties officeooo:rsid="0025be02"/>
    </style:style>
    <style:style style:name="T14" style:family="text">
      <style:text-properties officeooo:rsid="0028ce88"/>
    </style:style>
    <style:style style:name="T15" style:family="text">
      <style:text-properties officeooo:rsid="002bb5d5"/>
    </style:style>
    <style:style style:name="T16" style:family="text">
      <style:text-properties officeooo:rsid="002cea49"/>
    </style:style>
    <style:style style:name="T17" style:family="text">
      <style:text-properties officeooo:rsid="002e2544"/>
    </style:style>
    <style:style style:name="T18" style:family="text">
      <style:text-properties officeooo:rsid="0036d3c4"/>
    </style:style>
    <style:style style:name="T19" style:family="text">
      <style:text-properties officeooo:rsid="003e5d6b"/>
    </style:style>
    <style:style style:name="T20" style:family="text">
      <style:text-properties officeooo:rsid="003fdc22"/>
    </style:style>
    <style:style style:name="T21" style:family="text">
      <style:text-properties officeooo:rsid="0040ab37"/>
    </style:style>
    <style:style style:name="T22" style:family="text">
      <style:text-properties officeooo:rsid="004384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Abstract</text:p>
      <text:p text:style-name="P27">An exploration of compression techniques on genetic sequences, predominantly using grammar-based compression. <text:span text:style-name="T7">Building on from previous implementations of generic grammar-based algorithms as well as those specifically aimed at genetic sequences, this implementation will attempt to further optimise such a method by using alternative techniques and provide further functionality.</text:span></text:p>
      <text:p text:style-name="P27"/>
      <text:p text:style-name="P34">Introduction</text:p>
      <text:p text:style-name="P28">What the project is intended for here but light?</text:p>
      <text:p text:style-name="P28"/>
      <text:p text:style-name="P24">Data compression is an ever useful technique for reducing the amount of storage and bandwidth required for <text:span text:style-name="T7">both</text:span> storing and transferring data. <text:span text:style-name="T7">Whenever there is redundancy through repetition in information the same amount of information can be represented by fewer bits.</text:span> <text:span text:style-name="T8">The storage of information takes space in mediums such as server farms, hard drives, time to transfer from one device to another, energy to run any such devices and in turn money and additional resources. Although there advances in the technology of data storage and transmission have ‘been great’, effective compression of data complements this and further reduces all of these factors, over and above the inherently efficient way such data is treated in computer science. </text:span></text:p>
      <text:p text:style-name="P25"/>
      <text:p text:style-name="P27">Given the ever <text:span text:style-name="T10">increasing amount</text:span> of digitized information there are ample opportunities for compression to <text:span text:style-name="T10">be useful</text:span>. Prominent examples include video, astronomical data and genetic sequence<text:span text:style-name="T11">s. Genetic data in particular includes new methods of sequencing, new completed genomes, species, individuals, viruses, transgenic creations and has grown at a rate of [find a reference] currently consisting of [how much reference], predicted to outpace the amount of data stored by youTube video [as per reference]. </text:span></text:p>
      <text:p text:style-name="P27"/>
      <text:p text:style-name="P26">Grammar-based compression i<text:span text:style-name="T6">s</text:span> <text:span text:style-name="T9">a</text:span> method <text:span text:style-name="T6">that reduces the amount of data by constructing a context-free grammar; an underlying structure of the data that can itself be used to reformulate the data. For many types of data this can be used to determine relationships </text:span><text:soft-page-break/><text:span text:style-name="T6">between the elements of the input [sequitur paper] and given the naturally structured repetitive nature of DNA, grammar-based compression could be an efficient and revealing method to use as the base level encoding technique for its compression.</text:span></text:p>
      <text:p text:style-name="P14"/>
      <text:p text:style-name="P32">Research</text:p>
      <text:p text:style-name="P2">Compression is a universal technique that requires specification of implementation for effective results on different types of data. Although the same concept is being applied, it is the specific attributes of the data that allow for its compression and so one technique applied to text will likely not have the same results when applied to genetic sequences. </text:p>
      <text:p text:style-name="P2"/>
      <text:p text:style-name="P1">The amount of currently available genetic data and the potential amount to be sequenced in stored are both very large, as stated previously. With new methods of sequencing more data there is to be stored. Furthermore, given the nature of DNA a collection of 4 nucleotides that over an evolutionary and iterative process has formed many instances of non-random patterns of information [DNA book] that code for the production of proteins. Similarly to other data sets where compression is worthwhile, there is a pattern <text:s/>and redundancy through the structure of meaning. Conversely, a currently accepted aspect of DNA is the amount of so called junk DNA that does not appear to code for protein production but is highly repetitive. Raising the possibility that different approaches to compression may have better results on different parts of a sequence.</text:p>
      <text:p text:style-name="P3"/>
      <text:p text:style-name="P23"><text:span text:style-name="T18">D</text:span>espite <text:span text:style-name="T18">the need and intuitive effectiveness of compression on genetic sequences it is reportedly difficult to compress. Given the size of the alphabet the supposed patterns to not appear that open to compression [reference]. What is more, given that the standard way for DNA to be accessed and assessed is via text file or CSV representations of the nucleotide bases, eg ACTCATGG, there is a simple and effective reduction of storage by representing each with just two bits 00, 01, 10, 11, effectively reducing the file size of any string of ACGT by 4 [reference] and so any compression method must provide higher rates than this.</text:span></text:p>
      <text:p text:style-name="P3"/>
      <text:p text:style-name="P12"><text:soft-page-break/>File types <text:span text:style-name="T21">FASTA</text:span>, <text:span text:style-name="T21">metadata</text:span> <text:span text:style-name="T21">use of unknown nucleotides, increasing alphabet size, though this is not the common use and certainly not what other algorithms have given their usage on. DNA Compress for example requires any file used with it to contain only ACGT. This project will aim to focus on the for conventional plain sequence format and hone that aspect of compression, but to some extent maintains the potential to handle any potential meta data and larger alphabets given sequitur as it’s base.</text:span></text:p>
      <text:p text:style-name="P2"/>
      <text:p text:style-name="P7"><text:span text:style-name="T12">Research on compressing genes. Other method Papers. Other methods of compression from text book.</text:span></text:p>
      <text:p text:style-name="P7"/>
      <text:p text:style-name="P8">Sequitur, paper of genetic data grammar based. </text:p>
      <text:p text:style-name="P8"/>
      <text:p text:style-name="P5">There are numerous takes on compressing genetic data each with their own benefits and negatives, this project’s aim shall be to implement and extend upon the work done with grammar based compression as seen in sequitur and DNAsequitur, this allows for the possibility of random access and searching the compressed sequence, <text:span text:style-name="T20">and checking across collections</text:span>. <text:span text:style-name="T19">Although compression rates with grammar based compression do not compare favourably [references] indicate that implementing the use of edit grammars [explain earlier] may improve this. </text:span></text:p>
      <text:p text:style-name="P5"/>
      <text:p text:style-name="P6">DnaSequitur, although using grammar based compression as its base also uses several other techniques for complete compression and throughout this project the benefits of implementing different techniques over a grammar base will be tested.</text:p>
      <text:p text:style-name="P15"/>
      <text:p text:style-name="P16"><text:span text:style-name="T2">Objectives</text:span><text:span text:style-name="T3">/</text:span><text:span text:style-name="T4">problem</text:span></text:p>
      <text:p text:style-name="P22">Reduce the amount of space required to store and transfer genetic data. The aim to make a more efficient and more useful implementation of compression on genetic sequences. So first aim to implement methods, taking and improving where left off. To maintain usability with decent speed. Next aim to to compress multiple files and folder structures, to develop an interface that allows for easy use. Collections <text:span text:style-name="T14">of genetic sequences are just that, </text:span><text:soft-page-break/><text:span text:style-name="T14">multiple files of related genomes, for usability it would be beneficial if they can be compressed together and still navigated and there may be benefits to compression if similarly placed genomes have redundancies.</text:span></text:p>
      <text:p text:style-name="P22"/>
      <text:p text:style-name="P9">Get good compression rates, benefits of dealing with problems. Problem being accessible huge amounts of data, cost for store, download. Same as the problem trying to solve. <text:span text:style-name="T5">Make useful, enable searching compressed data. Compressing across multiple files.</text:span></text:p>
      <text:p text:style-name="P9"/>
      <text:p text:style-name="P9"><text:span text:style-name="T1">Method</text:span> <text:s/></text:p>
      <text:p text:style-name="P21">Actual methods. Not another rehash of paper. </text:p>
      <text:p text:style-name="P10">Build on previous methods to <text:span text:style-name="T5">hone CFG to compress genetic data, sequitur implementations of and all the improvements suggested by next paper, the next step of edit distance. The probability method that wasn’t attempted but could be beneficial. The incorporation of multiple data sets with editing.</text:span></text:p>
      <text:p text:style-name="P10"/>
      <text:p text:style-name="P19">Testing will be crucial amount of compression. Specific corpus. How to improve. Time it takes to compress. <text:span text:style-name="T15">Comparisons of the compression on other kinds of data. Although it will be becoming increasingly specific. Some potential for cross application even if for testing purposes. Original sequitur algorithm for example works on multiple inputs. - discuss current implementation.</text:span></text:p>
      <text:p text:style-name="P19"/>
      <text:p text:style-name="P20">Iterate implementation and compare to other standard and best methods of compression, to implement other methods of compression. <text:span text:style-name="T7">Current prototypes.</text:span></text:p>
      <text:p text:style-name="P9"/>
      <text:p text:style-name="P11">Example table of output and rates.</text:p>
      <text:p text:style-name="P11"/>
      <text:p text:style-name="P31">Work Plan</text:p>
      <text:p text:style-name="P17">1 - <text:s/><text:span text:style-name="T16">Increase speed of current implementation and complete implementation of techniques found in similar essay.</text:span></text:p>
      <text:p text:style-name="P17">2 – <text:span text:style-name="T16">implement further steps from essay edit, implement and test probability methods.</text:span></text:p>
      <text:p text:style-name="P17"><text:soft-page-break/>3/<text:span text:style-name="T16">4</text:span> – <text:span text:style-name="T16">depending on results at this stage, continue developing for improved speed and compression rates.</text:span> </text:p>
      <text:p text:style-name="P18">5/<text:span text:style-name="T16">6 </text:span>– <text:span text:style-name="T16">Begin implementing multiple file compression and folder hierarchy. </text:span></text:p>
      <text:p text:style-name="P17">7/8 – <text:span text:style-name="T16">develop and implement graphical interface for navigating compressed files and folders.</text:span></text:p>
      <text:p text:style-name="P17">9 <text:span text:style-name="T17">Review and improve code</text:span></text:p>
      <text:p text:style-name="P17">10 – <text:span text:style-name="T17">Begin full write up of report, refactor and improve as much as possible.</text:span></text:p>
      <text:p text:style-name="P13"/>
      <text:p text:style-name="P29">Conclusion/ <text:span text:style-name="T22">summary</text:span></text:p>
      <text:p text:style-name="P29"/>
      <text:p text:style-name="P30">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09:18:03.510409288</meta:creation-date>
    <dc:date>2018-03-29T18:55:33.540320518</dc:date>
    <meta:editing-duration>PT13H31M31S</meta:editing-duration>
    <meta:editing-cycles>20</meta:editing-cycles>
    <meta:generator>LibreOffice/5.1.6.2$Linux_X86_64 LibreOffice_project/10m0$Build-2</meta:generator>
    <meta:document-statistic meta:table-count="0" meta:image-count="0" meta:object-count="0" meta:page-count="5" meta:paragraph-count="35" meta:word-count="1215" meta:character-count="7928" meta:non-whitespace-character-count="6731"/>
  </office:meta>
</office:document-meta>
</file>